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aco, 'Andale Mono', 'Ubuntu Mono', monospace"/>
    <style:font-face style:name="Droid Sans Mono" svg:font-family="'Droid Sans Mono', monospace, monospace, 'Droid Sans Fallback'"/>
    <style:font-face style:name="Lato" svg:font-family="Lato, sans-serif"/>
    <style:font-face style:name="Lohit Devanagari1" svg:font-family="'Lohit Devanagari'"/>
    <style:font-face style:name="Roboto Mono" svg:font-family="'Roboto Mono', monospace"/>
    <style:font-face style:name="apple-system" svg:font-family="apple-system, BlinkMacSystemFont, 'Segoe UI', Roboto, Oxygen, Ubuntu, Cantarell, 'Open Sans', 'Helvetica Neue', sans-serif"/>
    <style:font-face style:name="inherit" svg:font-family="inherit"/>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0d35a" officeooo:paragraph-rsid="0010d35a" style:font-size-asian="16pt" style:font-weight-asian="bold" style:font-size-complex="16pt" style:font-weight-complex="bold"/>
    </style:style>
    <style:style style:name="P2" style:family="paragraph" style:parent-style-name="Standard">
      <style:text-properties fo:font-size="16pt" style:text-underline-style="solid" style:text-underline-width="auto" style:text-underline-color="font-color" fo:font-weight="bold" officeooo:rsid="0014c830" officeooo:paragraph-rsid="0014c830"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1fea65" officeooo:paragraph-rsid="001fea65" style:font-size-asian="14pt" style:font-weight-asian="bold" style:font-size-complex="16pt" style:font-weight-complex="bold"/>
    </style:style>
    <style:style style:name="P4" style:family="paragraph" style:parent-style-name="Standard">
      <style:text-properties fo:font-size="16pt" style:text-underline-style="none" fo:font-weight="bold" officeooo:rsid="0014c830" officeooo:paragraph-rsid="0014c830" style:font-size-asian="16pt" style:font-weight-asian="bold" style:font-size-complex="16pt" style:font-weight-complex="bold"/>
    </style:style>
    <style:style style:name="P5" style:family="paragraph" style:parent-style-name="Standard">
      <style:text-properties fo:font-size="16pt" style:text-underline-style="none" fo:font-weight="bold" officeooo:rsid="00172357" officeooo:paragraph-rsid="00172357" style:font-size-asian="16pt" style:font-weight-asian="bold" style:font-size-complex="16pt" style:font-weight-complex="bold"/>
    </style:style>
    <style:style style:name="P6" style:family="paragraph" style:parent-style-name="Standard">
      <style:text-properties fo:font-size="16pt" style:text-underline-style="none" fo:font-weight="bold" officeooo:rsid="00172357" officeooo:paragraph-rsid="0014c830" style:font-size-asian="16pt" style:font-weight-asian="bold" style:font-size-complex="16pt" style:font-weight-complex="bold"/>
    </style:style>
    <style:style style:name="P7" style:family="paragraph" style:parent-style-name="Standard">
      <style:text-properties fo:font-size="16pt" style:text-underline-style="none" fo:font-weight="bold" officeooo:rsid="002111b1" officeooo:paragraph-rsid="002111b1" style:font-size-asian="16pt" style:font-weight-asian="bold" style:font-size-complex="16pt" style:font-weight-complex="bold"/>
    </style:style>
    <style:style style:name="P8" style:family="paragraph" style:parent-style-name="Standard">
      <style:text-properties fo:font-size="16pt" style:text-underline-style="none" fo:font-weight="bold" officeooo:rsid="00174a98" officeooo:paragraph-rsid="00193270" style:font-size-asian="14pt" style:font-weight-asian="bold" style:font-size-complex="16pt" style:font-weight-complex="bold"/>
    </style:style>
    <style:style style:name="P9" style:family="paragraph" style:parent-style-name="Standard">
      <style:text-properties fo:font-size="16pt" style:text-underline-style="none" fo:font-weight="bold" officeooo:rsid="001e9ede" officeooo:paragraph-rsid="001e9ede" style:font-size-asian="14pt" style:font-weight-asian="bold" style:font-size-complex="16pt" style:font-weight-complex="bold"/>
    </style:style>
    <style:style style:name="P10" style:family="paragraph" style:parent-style-name="Standard">
      <style:text-properties fo:font-size="16pt" style:text-underline-style="none" fo:font-weight="bold" officeooo:rsid="001f703c" officeooo:paragraph-rsid="001f703c" style:font-size-asian="14pt" style:font-weight-asian="bold" style:font-size-complex="16pt" style:font-weight-complex="bold"/>
    </style:style>
    <style:style style:name="P11" style:family="paragraph" style:parent-style-name="Standard">
      <style:text-properties fo:font-size="16pt" style:text-underline-style="none" fo:font-weight="bold" officeooo:rsid="001fea65" officeooo:paragraph-rsid="001fea65" style:font-size-asian="14pt" style:font-weight-asian="bold" style:font-size-complex="16pt" style:font-weight-complex="bold"/>
    </style:style>
    <style:style style:name="P12" style:family="paragraph" style:parent-style-name="Standard">
      <style:text-properties fo:font-size="16pt" style:text-underline-style="none" fo:font-weight="normal" officeooo:rsid="0014c830" officeooo:paragraph-rsid="0014c830" style:font-size-asian="16pt" style:font-weight-asian="normal" style:font-size-complex="16pt" style:font-weight-complex="normal"/>
    </style:style>
    <style:style style:name="P13" style:family="paragraph" style:parent-style-name="Standard">
      <style:text-properties fo:font-size="16pt" style:text-underline-style="none" fo:font-weight="normal" officeooo:rsid="00172357" officeooo:paragraph-rsid="00172357" style:font-size-asian="16pt" style:font-weight-asian="normal" style:font-size-complex="16pt" style:font-weight-complex="normal"/>
    </style:style>
    <style:style style:name="P14" style:family="paragraph" style:parent-style-name="Standard">
      <style:text-properties fo:font-size="16pt" style:text-underline-style="none" fo:font-weight="normal" officeooo:rsid="00172357" officeooo:paragraph-rsid="0014c830" style:font-size-asian="16pt" style:font-weight-asian="normal" style:font-size-complex="16pt" style:font-weight-complex="normal"/>
    </style:style>
    <style:style style:name="P15" style:family="paragraph" style:parent-style-name="Standard">
      <style:text-properties fo:font-size="16pt" style:text-underline-style="none" fo:font-weight="normal" officeooo:rsid="00174a98" officeooo:paragraph-rsid="00174a98" style:font-size-asian="14pt" style:font-weight-asian="normal" style:font-size-complex="16pt" style:font-weight-complex="normal"/>
    </style:style>
    <style:style style:name="P16" style:family="paragraph" style:parent-style-name="Standard">
      <style:text-properties fo:font-size="16pt" style:text-underline-style="none" fo:font-weight="normal" officeooo:rsid="00193270" officeooo:paragraph-rsid="00193270" style:font-size-asian="14pt" style:font-weight-asian="normal" style:font-size-complex="16pt" style:font-weight-complex="normal"/>
    </style:style>
    <style:style style:name="P17" style:family="paragraph" style:parent-style-name="Standard">
      <style:text-properties fo:font-size="16pt" style:text-underline-style="none" fo:font-weight="normal" officeooo:rsid="001aca6f" officeooo:paragraph-rsid="001aca6f" style:font-size-asian="14pt" style:font-weight-asian="normal" style:font-size-complex="16pt" style:font-weight-complex="normal"/>
    </style:style>
    <style:style style:name="P18" style:family="paragraph" style:parent-style-name="Standard">
      <style:text-properties fo:font-size="16pt" style:text-underline-style="none" fo:font-weight="normal" officeooo:rsid="001aca6f" officeooo:paragraph-rsid="001e9ede" style:font-size-asian="14pt" style:font-weight-asian="normal" style:font-size-complex="16pt" style:font-weight-complex="normal"/>
    </style:style>
    <style:style style:name="P19" style:family="paragraph" style:parent-style-name="Standard">
      <style:text-properties fo:font-size="16pt" style:text-underline-style="none" fo:font-weight="normal" officeooo:rsid="001aca6f" officeooo:paragraph-rsid="001f703c" style:font-size-asian="14pt" style:font-weight-asian="normal" style:font-size-complex="16pt" style:font-weight-complex="normal"/>
    </style:style>
    <style:style style:name="P20" style:family="paragraph" style:parent-style-name="Standard">
      <style:text-properties fo:font-size="16pt" style:text-underline-style="none" fo:font-weight="normal" officeooo:rsid="001e9ede" officeooo:paragraph-rsid="001e9ede" style:font-size-asian="14pt" style:font-weight-asian="normal" style:font-size-complex="16pt" style:font-weight-complex="normal"/>
    </style:style>
    <style:style style:name="P21" style:family="paragraph" style:parent-style-name="Standard">
      <style:text-properties fo:color="#d4d4d4" style:font-name="Droid Sans Mono" fo:font-size="10.5pt" fo:font-weight="normal" officeooo:paragraph-rsid="00193270" fo:background-color="#1e1e1e"/>
    </style:style>
    <style:style style:name="P22" style:family="paragraph" style:parent-style-name="Standard">
      <style:text-properties fo:color="#d4d4d4" style:font-name="Droid Sans Mono" fo:font-size="10.5pt" fo:font-weight="normal" officeooo:rsid="001da6fa" officeooo:paragraph-rsid="001da6fa" fo:background-color="#1e1e1e"/>
    </style:style>
    <style:style style:name="P23" style:family="paragraph" style:parent-style-name="Standard">
      <style:text-properties fo:color="#d4d4d4" style:font-name="Droid Sans Mono" fo:font-size="10.5pt" fo:font-weight="normal" officeooo:rsid="001e9ede" officeooo:paragraph-rsid="001e9ede" fo:background-color="#1e1e1e"/>
    </style:style>
    <style:style style:name="P24" style:family="paragraph" style:parent-style-name="Standard">
      <style:text-properties fo:color="#d4d4d4" style:font-name="Droid Sans Mono" fo:font-size="10.5pt" fo:font-weight="normal" officeooo:paragraph-rsid="00172357" fo:background-color="#1e1e1e"/>
    </style:style>
    <style:style style:name="P25" style:family="paragraph" style:parent-style-name="Standard">
      <style:text-properties fo:color="#d4d4d4" style:font-name="Droid Sans Mono" fo:font-size="10.5pt" fo:font-weight="normal" officeooo:paragraph-rsid="00128261" fo:background-color="#1e1e1e"/>
    </style:style>
    <style:style style:name="P26" style:family="paragraph" style:parent-style-name="Standard">
      <style:paragraph-properties style:line-height-at-least="0.503cm"/>
      <style:text-properties fo:color="#d4d4d4" style:text-line-through-style="none" style:text-line-through-type="none" style:font-name="aakar" fo:font-size="10.5pt" fo:font-weight="normal" officeooo:rsid="001e9ede" officeooo:paragraph-rsid="001e9ede" fo:background-color="#1e1e1e" style:font-weight-asian="normal" style:font-weight-complex="normal"/>
    </style:style>
    <style:style style:name="P27" style:family="paragraph" style:parent-style-name="Standard">
      <style:text-properties fo:font-size="22pt" style:text-underline-style="solid" style:text-underline-width="auto" style:text-underline-color="font-color" fo:font-weight="bold" officeooo:rsid="00174a98" officeooo:paragraph-rsid="00174a98" style:font-size-asian="22pt" style:font-weight-asian="bold" style:font-size-complex="22pt" style:font-weight-complex="bold"/>
    </style:style>
    <style:style style:name="P28" style:family="paragraph" style:parent-style-name="Standard">
      <style:text-properties fo:font-variant="normal" fo:text-transform="none" fo:color="#273239" style:font-name="urw-din" fo:font-size="12.75pt" fo:letter-spacing="normal" fo:font-style="normal" style:text-underline-style="solid" style:text-underline-width="auto" style:text-underline-color="font-color" fo:font-weight="normal" officeooo:rsid="00128261" officeooo:paragraph-rsid="00128261" style:font-size-asian="16pt" style:font-weight-asian="bold" style:font-size-complex="16pt" style:font-weight-complex="bold"/>
    </style:style>
    <style:style style:name="P29" style:family="paragraph" style:parent-style-name="Standard">
      <style:text-properties fo:font-variant="normal" fo:text-transform="none" fo:color="#273239" style:font-name="urw-din" fo:font-size="12.75pt" fo:letter-spacing="normal" fo:font-style="normal" style:text-underline-style="solid" style:text-underline-width="auto" style:text-underline-color="font-color" fo:font-weight="bold" officeooo:rsid="00128261" officeooo:paragraph-rsid="00128261" style:font-size-asian="16pt" style:font-weight-asian="bold" style:font-size-complex="16pt" style:font-weight-complex="bold"/>
    </style:style>
    <style:style style:name="P30" style:family="paragraph" style:parent-style-name="Standard">
      <style:text-properties fo:font-variant="normal" fo:text-transform="none" fo:color="#273239" style:font-name="urw-din" fo:font-size="12.75pt" fo:letter-spacing="normal" fo:font-style="normal" style:text-underline-style="none" fo:font-weight="normal" officeooo:rsid="00128261" officeooo:paragraph-rsid="00128261" style:font-size-asian="16pt" style:font-weight-asian="bold" style:font-size-complex="16pt" style:font-weight-complex="bold"/>
    </style:style>
    <style:style style:name="P31" style:family="paragraph" style:parent-style-name="Standard">
      <style:text-properties fo:font-variant="normal" fo:text-transform="none" fo:color="#273239" style:font-name="urw-din" fo:font-size="12.75pt" fo:letter-spacing="normal" fo:font-style="normal" fo:font-weight="bold" officeooo:rsid="0010d35a" officeooo:paragraph-rsid="0010d35a" style:font-size-asian="16pt" style:font-weight-asian="bold" style:font-size-complex="16pt" style:font-weight-complex="bold"/>
    </style:style>
    <style:style style:name="P32" style:family="paragraph" style:parent-style-name="Standard">
      <style:text-properties fo:font-variant="normal" fo:text-transform="none" fo:color="#d4d4d4" style:font-name="urw-din" fo:font-size="12.75pt" fo:letter-spacing="normal" fo:font-style="normal" fo:font-weight="normal" officeooo:paragraph-rsid="00128261" fo:background-color="#1e1e1e"/>
    </style:style>
    <style:style style:name="P33" style:family="paragraph" style:parent-style-name="Standard">
      <style:text-properties fo:font-size="20pt" style:text-underline-style="solid" style:text-underline-width="auto" style:text-underline-color="font-color" fo:font-weight="bold" officeooo:rsid="0010d35a" officeooo:paragraph-rsid="0010d35a" style:font-size-asian="20pt" style:font-weight-asian="bold" style:font-size-complex="20pt" style:font-weight-complex="bold"/>
    </style:style>
    <style:style style:name="P34" style:family="paragraph" style:parent-style-name="Heading_20_3">
      <style:text-properties fo:font-variant="normal" fo:text-transform="none" style:font-name="apple-system" fo:font-size="18pt" fo:letter-spacing="normal" fo:font-style="normal" style:text-underline-style="none" fo:font-weight="bold" officeooo:rsid="0025278c" officeooo:paragraph-rsid="0025278c" style:font-size-asian="15.75pt" style:font-weight-asian="normal" style:font-size-complex="18pt" style:font-weight-complex="normal"/>
    </style:style>
    <style:style style:name="P35" style:family="paragraph" style:parent-style-name="Heading_20_4">
      <style:text-properties fo:font-variant="normal" fo:text-transform="none" style:font-name="apple-system" fo:font-size="18pt" fo:letter-spacing="normal" fo:font-style="normal" style:text-underline-style="none" fo:font-weight="bold" officeooo:rsid="0025278c" officeooo:paragraph-rsid="0025278c" style:font-size-asian="15.75pt" style:font-weight-asian="normal" style:font-size-complex="18pt" style:font-weight-complex="normal"/>
    </style:style>
    <style:style style:name="P36" style:family="paragraph" style:parent-style-name="Heading_20_4">
      <style:text-properties fo:font-variant="normal" fo:text-transform="none" style:font-name="apple-system" fo:font-size="18pt" fo:letter-spacing="normal" fo:font-style="normal" style:text-underline-style="solid" style:text-underline-width="auto" style:text-underline-color="font-color" fo:font-weight="bold" officeooo:rsid="0025278c" officeooo:paragraph-rsid="0025278c" style:font-size-asian="15.75pt" style:font-weight-asian="normal" style:font-size-complex="18pt" style:font-weight-complex="normal"/>
    </style:style>
    <style:style style:name="P37" style:family="paragraph" style:parent-style-name="Preformatted_20_Text">
      <style:text-properties fo:font-size="18pt" style:text-underline-style="none" fo:font-weight="normal" officeooo:rsid="0025278c" officeooo:paragraph-rsid="0025278c" style:font-size-asian="15.75pt" style:font-weight-asian="normal" style:font-size-complex="18pt" style:font-weight-complex="normal"/>
    </style:style>
    <style:style style:name="P38" style:family="paragraph" style:parent-style-name="Preformatted_20_Text">
      <style:text-properties fo:font-variant="normal" fo:text-transform="none" style:font-name="apple-system" fo:font-size="18pt" fo:letter-spacing="normal" fo:font-style="normal" style:text-underline-style="none" fo:font-weight="bold" officeooo:rsid="0025278c" officeooo:paragraph-rsid="0025278c" style:font-size-asian="15.75pt" style:font-weight-asian="normal" style:font-size-complex="18pt" style:font-weight-complex="normal"/>
    </style:style>
    <style:style style:name="P3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0"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10.5pt"/>
    </style:style>
    <style:style style:name="P41" style:family="paragraph" style:parent-style-name="Preformatted_20_Text">
      <style:paragraph-properties fo:margin-top="0cm" fo:margin-bottom="0cm" loext:contextual-spacing="false" fo:text-align="start" style:justify-single-word="false" fo:orphans="2" fo:widows="2" fo:padding="0cm" fo:border="none"/>
    </style:style>
    <style:style style:name="P42" style:family="paragraph" style:parent-style-name="Standard">
      <style:text-properties fo:font-variant="normal" fo:text-transform="none" fo:color="#273239" style:font-name="urw-din" fo:font-size="12.75pt" fo:letter-spacing="normal" fo:font-style="normal" fo:font-weight="normal" officeooo:rsid="0010d35a" officeooo:paragraph-rsid="0010d35a" style:font-size-asian="16pt" style:font-weight-asian="bold" style:font-size-complex="16pt" style:font-weight-complex="bold"/>
    </style:style>
    <style:style style:name="P43" style:family="paragraph" style:parent-style-name="Standard">
      <style:text-properties fo:font-variant="normal" fo:text-transform="none" fo:color="#273239" style:font-name="urw-din" fo:font-size="12.75pt" fo:letter-spacing="normal" fo:font-style="normal" style:text-underline-style="solid" style:text-underline-width="auto" style:text-underline-color="font-color" fo:font-weight="bold" officeooo:rsid="002393d5" officeooo:paragraph-rsid="002393d5" style:font-size-asian="16pt" style:font-weight-asian="bold" style:font-size-complex="16pt" style:font-weight-complex="bold"/>
    </style:style>
    <style:style style:name="P44" style:family="paragraph" style:parent-style-name="Standard">
      <style:text-properties fo:font-size="26pt" style:text-underline-style="solid" style:text-underline-width="auto" style:text-underline-color="font-color" fo:font-weight="bold" officeooo:rsid="0025278c" officeooo:paragraph-rsid="0025278c" style:font-size-asian="26pt" style:font-weight-asian="bold" style:font-size-complex="26pt" style:font-weight-complex="bold"/>
    </style:style>
    <style:style style:name="P45" style:family="paragraph" style:parent-style-name="Standard">
      <style:text-properties fo:font-size="18pt" style:text-underline-style="none" fo:font-weight="normal" officeooo:rsid="0025278c" officeooo:paragraph-rsid="0025278c" style:font-size-asian="15.75pt" style:font-weight-asian="normal" style:font-size-complex="18pt" style:font-weight-complex="normal"/>
    </style:style>
    <style:style style:name="P46" style:family="paragraph" style:parent-style-name="Text_20_body">
      <style:text-properties fo:font-variant="normal" fo:text-transform="none" fo:color="#0a0a23" style:font-name="Liberation Sans" fo:font-size="14pt" fo:letter-spacing="normal" fo:font-style="normal" style:text-underline-style="none" fo:font-weight="normal" officeooo:rsid="0025278c" officeooo:paragraph-rsid="0025278c" style:font-size-asian="14pt" style:font-weight-asian="normal" style:font-size-complex="14pt" style:font-weight-complex="normal"/>
    </style:style>
    <style:style style:name="P47" style:family="paragraph" style:parent-style-name="Text_20_body">
      <style:text-properties fo:font-variant="normal" fo:text-transform="none" style:font-name="apple-system" fo:font-size="18pt" fo:letter-spacing="normal" fo:font-style="normal" style:text-underline-style="none" fo:font-weight="bold" officeooo:rsid="0025278c" officeooo:paragraph-rsid="0025278c" style:font-size-asian="15.75pt" style:font-weight-asian="normal" style:font-size-complex="18pt" style:font-weight-complex="normal"/>
    </style:style>
    <style:style style:name="P4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font-variant="normal" fo:text-transform="none" fo:color="#273239" style:font-name="urw-din" fo:font-size="12.75pt" fo:letter-spacing="normal" fo:font-style="normal" fo:font-weight="normal"/>
    </style:style>
    <style:style style:name="T2" style:family="text">
      <style:text-properties fo:font-variant="normal" fo:text-transform="none" fo:color="#273239" style:font-name="urw-din" fo:font-size="12.75pt" fo:letter-spacing="normal" fo:font-style="normal" fo:font-weight="normal" loext:padding="0cm" loext:border="none"/>
    </style:style>
    <style:style style:name="T3" style:family="text">
      <style:text-properties fo:font-variant="normal" fo:text-transform="none" fo:color="#273239" fo:letter-spacing="normal"/>
    </style:style>
    <style:style style:name="T4" style:family="text">
      <style:text-properties fo:font-variant="normal" fo:text-transform="none" style:font-name="urw-din" fo:font-size="12.75pt" fo:letter-spacing="normal" fo:font-style="normal" style:text-underline-style="solid" style:text-underline-width="auto" style:text-underline-color="font-color" fo:font-weight="normal" loext:padding="0cm" loext:border="none"/>
    </style:style>
    <style:style style:name="T5" style:family="text">
      <style:text-properties fo:font-variant="normal" fo:text-transform="none" fo:color="#0a0a23" style:font-name="Lato" fo:font-size="16.5pt" fo:letter-spacing="normal" fo:font-style="normal" fo:font-weight="normal"/>
    </style:style>
    <style:style style:name="T6" style:family="text">
      <style:text-properties fo:font-variant="normal" fo:text-transform="none" fo:color="#0a0a23" style:font-name="Roboto Mono" fo:font-size="16.5pt" fo:letter-spacing="normal" fo:font-style="normal" fo:font-weight="normal" loext:padding="0cm" loext:border="none"/>
    </style:style>
    <style:style style:name="T7" style:family="text">
      <style:text-properties fo:font-variant="normal" fo:text-transform="none" fo:color="#0a0a23" fo:font-size="16.5pt" fo:letter-spacing="normal" fo:font-style="normal" fo:font-weight="normal"/>
    </style:style>
    <style:style style:name="T8" style:family="text">
      <style:text-properties fo:font-variant="normal" fo:text-transform="none" fo:color="#0a0a23" fo:font-size="16.5pt" fo:letter-spacing="normal" fo:font-style="normal" fo:font-weight="normal" loext:padding="0cm" loext:border="none"/>
    </style:style>
    <style:style style:name="T9" style:family="text">
      <style:text-properties fo:font-variant="normal" fo:text-transform="none" fo:color="#0a0a23" style:font-name="Liberation Sans" fo:font-size="16.5pt" fo:letter-spacing="normal" fo:font-style="normal" fo:font-weight="normal"/>
    </style:style>
    <style:style style:name="T10" style:family="text">
      <style:text-properties fo:font-variant="normal" fo:text-transform="none" fo:color="#0a0a23" style:font-name="Liberation Sans" fo:font-size="16.5pt" fo:letter-spacing="normal" fo:font-style="normal" fo:font-weight="normal" loext:padding="0cm" loext:border="none"/>
    </style:style>
    <style:style style:name="T11" style:family="text">
      <style:text-properties fo:font-variant="normal" fo:text-transform="none" fo:color="#0a0a23" style:font-name="Liberation Sans" fo:letter-spacing="normal" fo:font-style="normal" fo:font-weight="normal"/>
    </style:style>
    <style:style style:name="T12" style:family="text">
      <style:text-properties fo:font-variant="normal" fo:text-transform="none" fo:color="#0a0a23" style:font-name="Liberation Sans" fo:letter-spacing="normal" fo:font-style="normal" fo:font-weight="normal" loext:padding="0cm" loext:border="none"/>
    </style:style>
    <style:style style:name="T13" style:family="text">
      <style:text-properties fo:font-variant="normal" fo:text-transform="none" fo:color="#0a0a23" style:font-name="Liberation Sans" fo:font-size="16pt" fo:letter-spacing="normal" fo:font-style="normal" fo:font-weight="normal" style:font-size-asian="16pt" style:font-size-complex="16pt"/>
    </style:style>
    <style:style style:name="T14" style:family="text">
      <style:text-properties fo:font-variant="normal" fo:text-transform="none" fo:color="#0a0a23" style:font-name="Liberation Sans" fo:font-size="16pt" fo:letter-spacing="normal" fo:font-style="normal" fo:font-weight="normal" style:font-size-asian="16pt" style:font-size-complex="16pt" loext:padding="0cm" loext:border="none"/>
    </style:style>
    <style:style style:name="T15" style:family="text">
      <style:text-properties fo:font-variant="normal" fo:text-transform="none" fo:color="#0a0a23" style:font-name="Liberation Sans" fo:font-size="14pt" fo:letter-spacing="normal" fo:font-style="normal" fo:font-weight="normal" style:font-size-asian="14pt" style:font-size-complex="14pt"/>
    </style:style>
    <style:style style:name="T16" style:family="text">
      <style:text-properties fo:font-variant="normal" fo:text-transform="none" fo:color="#0a0a23" style:font-name="Liberation Sans" fo:font-size="14pt" fo:letter-spacing="normal" fo:font-style="normal" fo:font-weight="normal" style:font-size-asian="14pt" style:font-size-complex="14pt" loext:padding="0cm" loext:border="none"/>
    </style:style>
    <style:style style:name="T17" style:family="text">
      <style:text-properties fo:font-variant="normal" fo:text-transform="none" fo:color="#0077aa" style:font-name="inherit" fo:font-size="10.5pt" fo:letter-spacing="normal" fo:font-style="normal" fo:font-weight="normal" loext:padding="0cm" loext:border="none"/>
    </style:style>
    <style:style style:name="T18" style:family="text">
      <style:text-properties fo:font-variant="normal" fo:text-transform="none" fo:color="#0077aa" style:font-name="inherit" fo:font-size="10.5pt" fo:letter-spacing="normal" fo:font-style="normal" loext:padding="0cm" loext:border="none"/>
    </style:style>
    <style:style style:name="T19" style:family="text">
      <style:text-properties fo:font-variant="normal" fo:text-transform="none" fo:color="#000000" style:font-name="Consolas" fo:letter-spacing="normal" fo:font-style="normal" fo:font-weight="normal" loext:padding="0cm" loext:border="none"/>
    </style:style>
    <style:style style:name="T20" style:family="text">
      <style:text-properties fo:font-variant="normal" fo:text-transform="none" fo:color="#000000" style:font-name="Consolas" fo:letter-spacing="normal" fo:font-style="normal" loext:padding="0cm" loext:border="none"/>
    </style:style>
    <style:style style:name="T21" style:family="text">
      <style:text-properties fo:font-variant="normal" fo:text-transform="none" fo:color="#000000" style:font-name="Consolas" fo:font-size="15pt" fo:letter-spacing="normal" fo:font-style="normal" style:font-size-asian="15pt" style:font-size-complex="15pt" loext:padding="0cm" loext:border="none"/>
    </style:style>
    <style:style style:name="T22" style:family="text">
      <style:text-properties fo:font-variant="normal" fo:text-transform="none" fo:color="#000000" style:font-name="Consolas" fo:font-size="11pt" fo:letter-spacing="normal" fo:font-style="normal" style:font-size-asian="11pt" style:font-size-complex="11pt" loext:padding="0cm" loext:border="none"/>
    </style:style>
    <style:style style:name="T23" style:family="text">
      <style:text-properties fo:font-variant="normal" fo:text-transform="none" fo:color="#000000" style:font-name="Consolas" fo:font-size="9pt" fo:letter-spacing="normal" fo:font-style="normal" style:font-size-asian="9pt" style:font-size-complex="9pt" loext:padding="0cm" loext:border="none"/>
    </style:style>
    <style:style style:name="T24" style:family="text">
      <style:text-properties fo:font-variant="normal" fo:text-transform="none" fo:color="#000000" fo:letter-spacing="normal" loext:padding="0cm" loext:border="none"/>
    </style:style>
    <style:style style:name="T25" style:family="text">
      <style:text-properties fo:font-variant="normal" fo:text-transform="none" fo:color="#000000" style:font-name="inherit" fo:font-size="10.5pt" fo:letter-spacing="normal" fo:font-style="normal" fo:font-weight="normal" loext:padding="0cm" loext:border="none"/>
    </style:style>
    <style:style style:name="T26" style:family="text">
      <style:text-properties fo:font-variant="normal" fo:text-transform="none" fo:color="#999999" style:font-name="inherit" fo:font-size="10.5pt" fo:letter-spacing="normal" fo:font-style="normal" fo:font-weight="normal" loext:padding="0cm" loext:border="none"/>
    </style:style>
    <style:style style:name="T27" style:family="text">
      <style:text-properties fo:font-variant="normal" fo:text-transform="none" fo:color="#999999" style:font-name="inherit" fo:font-size="10.5pt" fo:letter-spacing="normal" fo:font-style="normal" loext:padding="0cm" loext:border="none"/>
    </style:style>
    <style:style style:name="T28" style:family="text">
      <style:text-properties fo:font-variant="normal" fo:text-transform="none" fo:color="#999999" style:font-name="inherit" fo:letter-spacing="normal" fo:font-style="normal" fo:font-weight="normal" loext:padding="0cm" loext:border="none"/>
    </style:style>
    <style:style style:name="T29" style:family="text">
      <style:text-properties fo:font-variant="normal" fo:text-transform="none" fo:color="#999999" style:font-name="inherit" fo:font-size="15pt" fo:letter-spacing="normal" fo:font-style="normal" style:font-size-asian="15pt" style:font-size-complex="15pt" loext:padding="0cm" loext:border="none"/>
    </style:style>
    <style:style style:name="T30" style:family="text">
      <style:text-properties fo:font-variant="normal" fo:text-transform="none" fo:color="#999999" style:font-name="inherit" fo:font-size="11pt" fo:letter-spacing="normal" fo:font-style="normal" style:font-size-asian="11pt" style:font-size-complex="11pt" loext:padding="0cm" loext:border="none"/>
    </style:style>
    <style:style style:name="T31" style:family="text">
      <style:text-properties fo:font-variant="normal" fo:text-transform="none" fo:color="#999999" style:font-name="inherit" fo:font-size="9pt" fo:letter-spacing="normal" fo:font-style="normal" style:font-size-asian="9pt" style:font-size-complex="9pt" loext:padding="0cm" loext:border="none"/>
    </style:style>
    <style:style style:name="T32" style:family="text">
      <style:text-properties fo:font-variant="normal" fo:text-transform="none" fo:color="#669900" style:font-name="inherit" fo:font-size="10.5pt" fo:letter-spacing="normal" fo:font-style="normal" fo:font-weight="normal" loext:padding="0cm" loext:border="none"/>
    </style:style>
    <style:style style:name="T33" style:family="text">
      <style:text-properties fo:font-variant="normal" fo:text-transform="none" fo:color="#669900" style:font-name="inherit" fo:font-size="10.5pt" fo:letter-spacing="normal" fo:font-style="normal" loext:padding="0cm" loext:border="none"/>
    </style:style>
    <style:style style:name="T34" style:family="text">
      <style:text-properties fo:font-variant="normal" fo:text-transform="none" fo:color="#dd4a68" style:font-name="inherit" fo:font-size="10.5pt" fo:letter-spacing="normal" fo:font-style="normal" fo:font-weight="normal" loext:padding="0cm" loext:border="none"/>
    </style:style>
    <style:style style:name="T35" style:family="text">
      <style:text-properties fo:font-variant="normal" fo:text-transform="none" fo:color="#9a6e3a" style:font-name="inherit" fo:font-size="10.5pt" fo:letter-spacing="normal" fo:font-style="normal" fo:font-weight="normal" loext:padding="0cm" loext:border="none"/>
    </style:style>
    <style:style style:name="T36" style:family="text">
      <style:text-properties fo:font-variant="normal" fo:text-transform="none" fo:color="#990055" style:font-name="inherit" fo:font-size="10.5pt" fo:letter-spacing="normal" fo:font-style="normal" fo:font-weight="normal" loext:padding="0cm" loext:border="none"/>
    </style:style>
    <style:style style:name="T37" style:family="text">
      <style:text-properties style:font-name="Liberation Sans"/>
    </style:style>
    <style:style style:name="T38" style:family="text">
      <style:text-properties officeooo:rsid="002111b1"/>
    </style:style>
    <style:style style:name="T39" style:family="text">
      <style:text-properties fo:color="#000000" style:font-name="Consolas" fo:font-weight="normal" loext:padding="0cm" loext:border="none"/>
    </style:style>
    <style:style style:name="T40" style:family="text">
      <style:text-properties fo:color="#0077aa" style:font-name="inherit" fo:font-size="10.5pt" fo:font-weight="normal" loext:padding="0cm" loext:border="none"/>
    </style:style>
    <style:style style:name="T41" style:family="text">
      <style:text-properties fo:color="#999999" style:font-name="inherit" fo:font-size="10.5pt" fo:font-weight="normal" loext:padding="0cm" loext:border="none"/>
    </style:style>
    <style:style style:name="T42" style:family="text">
      <style:text-properties fo:color="#669900" style:font-name="inherit" fo:font-size="10.5pt" fo:font-weight="normal" loext:padding="0cm" loext:border="none"/>
    </style:style>
    <style:style style:name="T43"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React js main concep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
      <text:p text:style-name="P1"/>
      <text:p text:style-name="P42"><text:soft-page-break/></text:p>
      <text:p text:style-name="P43">Props</text:p>
      <text:p text:style-name="P1"><text:span text:style-name="T1">We know that everything in </text:span><text:span text:style-name="Strong_20_Emphasis"><text:span text:style-name="T2">ReactJS</text:span></text:span><text:span text:style-name="T3"> </text:span><text:span text:style-name="T1">is a </text:span><text:a xlink:type="simple" xlink:href="https://www.geeksforgeeks.org/reactjs-components/" text:style-name="Internet_20_link" text:visited-style-name="Visited_20_Internet_20_Link"><text:span text:style-name="Strong_20_Emphasis"><text:span text:style-name="T4">component</text:span></text:span></text:a><text:span text:style-name="T3"> </text:span><text:span text:style-name="T1">and to pass in data to these components, </text:span><text:a xlink:type="simple" xlink:href="https://www.geeksforgeeks.org/reactjs-props-set-1/" text:style-name="Internet_20_link" text:visited-style-name="Visited_20_Internet_20_Link"><text:span text:style-name="Strong_20_Emphasis"><text:span text:style-name="T4">props</text:span></text:span></text:a><text:span text:style-name="T3"> </text:span><text:span text:style-name="T1">are used. Although passing in props like this is great, it surely lacks flexibility in an application. For example, we cannot let the child communicate with the parent in this way. This, nonetheless, can be done by passing methods as props in </text:span><text:span text:style-name="Strong_20_Emphasis"><text:span text:style-name="T2">ReactJS</text:span></text:span><text:span text:style-name="T1">. </text:span></text:p>
      <text:p text:style-name="P31"/>
      <text:p text:style-name="P29">Props used in parent component in app.js</text:p>
      <text:p text:style-name="P28"/>
      <text:p text:style-name="P28"/>
      <text:p text:style-name="P30">import "./App.css";</text:p>
      <text:p text:style-name="P30"/>
      <text:p text:style-name="P30"/>
      <text:p text:style-name="P30">import Props1 from "./components/Props1";</text:p>
      <text:p text:style-name="P30">function App() {</text:p>
      <text:p text:style-name="P30">return (</text:p>
      <text:p text:style-name="P30">&lt;div className="App"&gt;</text:p>
      <text:p text:style-name="P30"/>
      <text:p text:style-name="P30">&lt;h1&gt;we can pass any data from parent to child component&lt;/h1&gt;</text:p>
      <text:p text:style-name="P30">&lt;Props1 name="Ruchi Gour" id="12345" phone="2222222" city="Bhopal" /&gt;</text:p>
      <text:p text:style-name="P30">&lt;Props1 name="dolly" id="44444" phone="2222222" city="Balaghat" /&gt;</text:p>
      <text:p text:style-name="P30">&lt;Props1 name="suraj" id="12345" phone="3333" city="Lucknow" /&gt;</text:p>
      <text:p text:style-name="P30">&lt;Props1 name="Roshni" id="12345" phone="33333333" city="Indore" /&gt;</text:p>
      <text:p text:style-name="P30">&lt;Props1 name="arrti " id="12345" phone="99999" city="Indore" /&gt;</text:p>
      <text:p text:style-name="P30">&lt;/div&gt;</text:p>
      <text:p text:style-name="P30">);</text:p>
      <text:p text:style-name="P30">}</text:p>
      <text:p text:style-name="P30"/>
      <text:p text:style-name="P30">export default App;</text:p>
      <text:p text:style-name="P30"/>
      <text:p text:style-name="P30"/>
      <text:p text:style-name="P28"/>
      <text:p text:style-name="P28">Now child component Props.js</text:p>
      <text:p text:style-name="P32"/>
      <text:p text:style-name="P32"/>
      <text:p text:style-name="P32"/>
      <text:p text:style-name="P32"/>
      <text:p text:style-name="P32"/>
      <text:p text:style-name="P32"/>
      <text:p text:style-name="P32"/>
      <text:p text:style-name="P25">import React from "react";</text:p>
      <text:p text:style-name="P25"/>
      <text:p text:style-name="P25">const Props1 = (props) =&gt; {</text:p>
      <text:p text:style-name="P25">return (</text:p>
      <text:p text:style-name="P25">&lt;div&gt;</text:p>
      <text:p text:style-name="P25">&lt;h1&gt;</text:p>
      <text:p text:style-name="P25">Hello this is {props.name}, {props.id},{props.no} ,{props.city},</text:p>
      <text:p text:style-name="P25"><text:soft-page-break/>{props.phone}</text:p>
      <text:p text:style-name="P25">&lt;/h1&gt;</text:p>
      <text:p text:style-name="P25">&lt;/div&gt;</text:p>
      <text:p text:style-name="P25">);</text:p>
      <text:p text:style-name="P25">};</text:p>
      <text:p text:style-name="P25"/>
      <text:p text:style-name="P25">export default Props1;</text:p>
      <text:p text:style-name="P32"/>
      <text:p text:style-name="P25"/>
      <text:p text:style-name="P25"/>
      <text:p text:style-name="P25"/>
      <text:p text:style-name="P25"/>
      <text:p text:style-name="P2">Condtional rendering :-</text:p>
      <text:p text:style-name="P4"/>
      <text:p text:style-name="P12"><text:s/>When <text:s/>we want to render something using some condition than we used conditonal rendering</text:p>
      <text:p text:style-name="P14"/>
      <text:p text:style-name="P14"/>
      <text:p text:style-name="P7">app.js</text:p>
      <text:p text:style-name="P6"/>
      <text:p text:style-name="P14">import Home from './component/Home';</text:p>
      <text:p text:style-name="P14">import './App.css';</text:p>
      <text:p text:style-name="P14"/>
      <text:p text:style-name="P14">function App() {</text:p>
      <text:p text:style-name="P14">return (</text:p>
      <text:p text:style-name="P14">&lt;div className="App"&gt;</text:p>
      <text:p text:style-name="P14">&lt;Home/&gt;</text:p>
      <text:p text:style-name="P14">&lt;/div&gt;</text:p>
      <text:p text:style-name="P14">);</text:p>
      <text:p text:style-name="P14">}</text:p>
      <text:p text:style-name="P14"/>
      <text:p text:style-name="P14">export default App;</text:p>
      <text:p text:style-name="P14"/>
      <text:p text:style-name="P5">Home component</text:p>
      <text:p text:style-name="P24"/>
      <text:p text:style-name="P13">based on the above condition if login is set to be true than login condition become true and it prints welcome on the login page and vice versa.</text:p>
      <text:p text:style-name="P13"/>
      <text:p text:style-name="P13"/>
      <text:p text:style-name="P13"/>
      <text:p text:style-name="P13"/>
      <text:p text:style-name="P13"><text:s text:c="39"/></text:p>
      <text:p text:style-name="P13">import { useState } from "react";</text:p>
      <text:p text:style-name="P13"><text:soft-page-break/>const Home = () =&gt; {</text:p>
      <text:p text:style-name="P13">const [login, setLogin] = useState(true);</text:p>
      <text:p text:style-name="P13"/>
      <text:p text:style-name="P13">return (</text:p>
      <text:p text:style-name="P13">&lt;div&gt;</text:p>
      <text:p text:style-name="P13">{login?&lt;h1&gt;welcome to the login page&lt;/h1&gt;:</text:p>
      <text:p text:style-name="P13">&lt;h1&gt;You are on the guest page&lt;/h1&gt;}</text:p>
      <text:p text:style-name="P13">&lt;/div&gt;</text:p>
      <text:p text:style-name="P13">);</text:p>
      <text:p text:style-name="P13">};</text:p>
      <text:p text:style-name="P13"/>
      <text:p text:style-name="P13">export default Home;</text:p>
      <text:p text:style-name="P13"/>
      <text:p text:style-name="P13"/>
      <text:p text:style-name="P13"/>
      <text:p text:style-name="P13"/>
      <text:p text:style-name="P13"/>
      <text:p text:style-name="P27">UseState:-</text:p>
      <text:p text:style-name="P15">1) what is state</text:p>
      <text:p text:style-name="P15">2)use of useState</text:p>
      <text:p text:style-name="P15">3)define state</text:p>
      <text:p text:style-name="P15">4)update state with button onClick</text:p>
      <text:p text:style-name="P15">5)how useState work</text:p>
      <text:p text:style-name="P15"/>
      <text:p text:style-name="P15"/>
      <text:p text:style-name="P8">what is state:-</text:p>
      <text:p text:style-name="P16">Like in variable we store a data similarly we can store our data in state.state comes in react and javascript we use variables.</text:p>
      <text:p text:style-name="P16"/>
      <text:p text:style-name="P8">use of useState:-</text:p>
      <text:p text:style-name="P16">w<text:span text:style-name="T37">henever we u</text:span>se <text:s/>a variable our component dont get updated,and when we use state and click than our components knows that something is updated in state and print it</text:p>
      <text:p text:style-name="P9">Accessing a state:-</text:p>
      <text:p text:style-name="P18"><text:s text:c="4"/>&lt;h1&gt;my name is {name}&lt;/h1&gt;</text:p>
      <text:p text:style-name="P10">updating a state:-</text:p>
      <text:p text:style-name="P19">setName("Ruchigour");</text:p>
      <text:p text:style-name="P20"/>
      <text:p text:style-name="P21"/>
      <text:p text:style-name="P22"><text:soft-page-break/></text:p>
      <text:p text:style-name="P23">example of the usestate</text:p>
      <text:p text:style-name="P26"/>
      <text:p text:style-name="P17">import { useState } from "react";</text:p>
      <text:p text:style-name="P17"/>
      <text:p text:style-name="P17">const Usestate = () =&gt; {</text:p>
      <text:p text:style-name="P17"><text:s text:c="2"/>const [name, setName] = useState("Ruchi");</text:p>
      <text:p text:style-name="P17"><text:s text:c="2"/>const handleChange = () =&gt; {</text:p>
      <text:p text:style-name="P17"><text:s text:c="4"/>setName("Ruchigour");</text:p>
      <text:p text:style-name="P17"><text:s text:c="2"/>};</text:p>
      <text:p text:style-name="P17"/>
      <text:p text:style-name="P17"><text:s text:c="2"/>return (</text:p>
      <text:p text:style-name="P17"><text:s text:c="4"/>&lt;div&gt;</text:p>
      <text:p text:style-name="P17"><text:s text:c="6"/>&lt;h1&gt;my name is {name}&lt;/h1&gt;</text:p>
      <text:p text:style-name="P17"><text:s text:c="6"/>&lt;button onClick={handleChange}&gt;update me &lt;/button&gt;</text:p>
      <text:p text:style-name="P17"><text:s text:c="4"/>&lt;/div&gt;</text:p>
      <text:p text:style-name="P17"><text:s text:c="2"/>);</text:p>
      <text:p text:style-name="P17">};</text:p>
      <text:p text:style-name="P17"/>
      <text:p text:style-name="P17">export default Usestate;</text:p>
      <text:p text:style-name="P17"/>
      <text:p text:style-name="P17"/>
      <text:p text:style-name="P3"><text:span text:style-name="T38">H</text:span>ow to handle objects using usestate hooks:-</text:p>
      <text:p text:style-name="P11"/>
      <text:p text:style-name="P17"/>
      <text:p text:style-name="P17">import { useState } from "react";</text:p>
      <text:p text:style-name="P17">const Usestateobj = () =&gt; {</text:p>
      <text:p text:style-name="P17"><text:s text:c="2"/>const [myobject, setMyobject] = useState({</text:p>
      <text:p text:style-name="P17"><text:s text:c="4"/>name: "ruchi gour",</text:p>
      <text:p text:style-name="P17"><text:s text:c="4"/>roll: "23",</text:p>
      <text:p text:style-name="P17"><text:s text:c="4"/>subject: "reactjsdeveloper",</text:p>
      <text:p text:style-name="P17"><text:s text:c="2"/>});</text:p>
      <text:p text:style-name="P17"><text:s text:c="2"/>const changename = () =&gt; {</text:p>
      <text:p text:style-name="P17"><text:s text:c="4"/>setMyobject({ ...myobject, name: "radhika gour" });</text:p>
      <text:p text:style-name="P17"><text:s text:c="2"/>};</text:p>
      <text:p text:style-name="P17"/>
      <text:p text:style-name="P17"><text:s text:c="2"/>return (</text:p>
      <text:p text:style-name="P17"><text:s text:c="4"/>&lt;div&gt;</text:p>
      <text:p text:style-name="P17"><text:s text:c="6"/>&lt;h1&gt;</text:p>
      <text:p text:style-name="P17"><text:s text:c="8"/>{" "}</text:p>
      <text:p text:style-name="P17"><text:soft-page-break/><text:s text:c="8"/>{myobject.name} {myobject.roll} {myobject.subject}</text:p>
      <text:p text:style-name="P17"><text:s text:c="6"/>&lt;/h1&gt;</text:p>
      <text:p text:style-name="P17"><text:s text:c="6"/>&lt;button onClick={changename}&gt;Update me&lt;/button&gt;</text:p>
      <text:p text:style-name="P17"><text:s text:c="4"/>&lt;/div&gt;</text:p>
      <text:p text:style-name="P17"><text:s text:c="2"/>);</text:p>
      <text:p text:style-name="P17">};</text:p>
      <text:p text:style-name="P17">export default Usestateobj;</text:p>
      <text:p text:style-name="P17"/>
      <text:p text:style-name="P17"/>
      <text:p text:style-name="P44">useEffect:-</text:p>
      <text:p text:style-name="P46">The Effect Hook, just like the name implies, carries out an effect each time there is a state change. By default, it runs after the first render and every time the state is updated.</text:p>
      <text:p text:style-name="P48"><text:span text:style-name="T15">In the example below, we create a state variable </text:span><text:span text:style-name="Source_20_Text"><text:span text:style-name="T16">count</text:span></text:span><text:span text:style-name="T15"> with an initial value of zero. A button in the DOM will increase the value of this variable by one every time it is clicked. The useEffect hook will run every time the </text:span><text:span text:style-name="Source_20_Text"><text:span text:style-name="T16">count</text:span></text:span><text:span text:style-name="T15"> variable changes and then log out some information to the console.</text:span></text:p>
      <text:p text:style-name="P45"/>
      <text:p text:style-name="P37"><text:span text:style-name="Source_20_Text"><text:span text:style-name="T18">import</text:span></text:span><text:span text:style-name="Source_20_Text"><text:span text:style-name="T20"> </text:span></text:span><text:span text:style-name="Source_20_Text"><text:span text:style-name="T31">{</text:span></text:span><text:span text:style-name="Source_20_Text"><text:span text:style-name="T23"> useState</text:span></text:span><text:span text:style-name="Source_20_Text"><text:span text:style-name="T31">,</text:span></text:span><text:span text:style-name="Source_20_Text"><text:span text:style-name="T23"> useEffect </text:span></text:span><text:span text:style-name="Source_20_Text"><text:span text:style-name="T31">}</text:span></text:span><text:span text:style-name="Source_20_Text"><text:span text:style-name="T20"> </text:span></text:span><text:span text:style-name="Source_20_Text"><text:span text:style-name="T18">from</text:span></text:span><text:span text:style-name="Source_20_Text"><text:span text:style-name="T20"> </text:span></text:span><text:span text:style-name="Source_20_Text"><text:span text:style-name="T33">"react"</text:span></text:span><text:span text:style-name="Source_20_Text"><text:span text:style-name="T27">;</text:span></text:span></text:p>
      <text:p text:style-name="P41"/>
      <text:p text:style-name="P39"><text:span text:style-name="Source_20_Text"><text:span text:style-name="T17">function</text:span></text:span><text:span text:style-name="Source_20_Text"><text:span text:style-name="T19"> </text:span></text:span><text:span text:style-name="Source_20_Text"><text:span text:style-name="T34">App</text:span></text:span><text:span text:style-name="Source_20_Text"><text:span text:style-name="T26">()</text:span></text:span><text:span text:style-name="Source_20_Text"><text:span text:style-name="T19"> </text:span></text:span><text:span text:style-name="Source_20_Text"><text:span text:style-name="T26">{</text:span></text:span></text:p>
      <text:p text:style-name="P39"><text:span text:style-name="Source_20_Text"><text:span text:style-name="T24"><text:s text:c="2"/></text:span></text:span><text:span text:style-name="Source_20_Text"><text:span text:style-name="T17">const</text:span></text:span><text:span text:style-name="Source_20_Text"><text:span text:style-name="T19"> </text:span></text:span><text:span text:style-name="Source_20_Text"><text:span text:style-name="T26">[</text:span></text:span><text:span text:style-name="Source_20_Text"><text:span text:style-name="T19">count</text:span></text:span><text:span text:style-name="Source_20_Text"><text:span text:style-name="T26">,</text:span></text:span><text:span text:style-name="Source_20_Text"><text:span text:style-name="T19"> setCount</text:span></text:span><text:span text:style-name="Source_20_Text"><text:span text:style-name="T26">]</text:span></text:span><text:span text:style-name="Source_20_Text"><text:span text:style-name="T19"> </text:span></text:span><text:span text:style-name="Source_20_Text"><text:span text:style-name="T35">=</text:span></text:span><text:span text:style-name="Source_20_Text"><text:span text:style-name="T19"> </text:span></text:span><text:span text:style-name="Source_20_Text"><text:span text:style-name="T34">useState</text:span></text:span><text:span text:style-name="Source_20_Text"><text:span text:style-name="T26">(</text:span></text:span><text:span text:style-name="Source_20_Text"><text:span text:style-name="T36">0</text:span></text:span><text:span text:style-name="Source_20_Text"><text:span text:style-name="T26">);</text:span></text:span></text:p>
      <text:p text:style-name="P41"/>
      <text:p text:style-name="P39"><text:span text:style-name="Source_20_Text"><text:span text:style-name="T24"><text:s text:c="2"/></text:span></text:span><text:span text:style-name="Source_20_Text"><text:span text:style-name="T34">useEffect</text:span></text:span><text:span text:style-name="Source_20_Text"><text:span text:style-name="T26">(()</text:span></text:span><text:span text:style-name="Source_20_Text"><text:span text:style-name="T19"> </text:span></text:span><text:span text:style-name="Source_20_Text"><text:span text:style-name="T35">=&gt;</text:span></text:span><text:span text:style-name="Source_20_Text"><text:span text:style-name="T19"> </text:span></text:span><text:span text:style-name="Source_20_Text"><text:span text:style-name="T26">{</text:span></text:span></text:p>
      <text:p text:style-name="P39"><text:span text:style-name="Source_20_Text"><text:span text:style-name="T24"><text:s text:c="4"/></text:span></text:span><text:span text:style-name="Source_20_Text"><text:span text:style-name="T19">console</text:span></text:span><text:span text:style-name="Source_20_Text"><text:span text:style-name="T26">.</text:span></text:span><text:span text:style-name="Source_20_Text"><text:span text:style-name="T34">log</text:span></text:span><text:span text:style-name="Source_20_Text"><text:span text:style-name="T26">(</text:span></text:span><text:span text:style-name="Source_20_Text"><text:span text:style-name="T32">`You have clicked the button </text:span></text:span><text:span text:style-name="Source_20_Text"><text:span text:style-name="T26">${</text:span></text:span><text:span text:style-name="Source_20_Text"><text:span text:style-name="T25">count</text:span></text:span><text:span text:style-name="Source_20_Text"><text:span text:style-name="T26">}</text:span></text:span><text:span text:style-name="Source_20_Text"><text:span text:style-name="T32"> times`</text:span></text:span><text:span text:style-name="Source_20_Text"><text:span text:style-name="T26">)</text:span></text:span></text:p>
      <text:p text:style-name="P39"><text:span text:style-name="Source_20_Text"><text:span text:style-name="T24"><text:s text:c="2"/></text:span></text:span><text:span text:style-name="Source_20_Text"><text:span text:style-name="T26">});</text:span></text:span></text:p>
      <text:p text:style-name="P41"/>
      <text:p text:style-name="P39"><text:span text:style-name="Source_20_Text"><text:span text:style-name="T24"><text:s text:c="2"/></text:span></text:span><text:span text:style-name="Source_20_Text"><text:span text:style-name="T17">return</text:span></text:span><text:span text:style-name="Source_20_Text"><text:span text:style-name="T19"> </text:span></text:span><text:span text:style-name="Source_20_Text"><text:span text:style-name="T26">(</text:span></text:span></text:p>
      <text:p text:style-name="P39"><text:span text:style-name="Source_20_Text"><text:span text:style-name="T24"><text:s text:c="4"/></text:span></text:span><text:span text:style-name="Source_20_Text"><text:span text:style-name="T35">&lt;</text:span></text:span><text:span text:style-name="Source_20_Text"><text:span text:style-name="T19">div</text:span></text:span><text:span text:style-name="Source_20_Text"><text:span text:style-name="T35">&gt;</text:span></text:span></text:p>
      <text:p text:style-name="P39"><text:span text:style-name="Source_20_Text"><text:span text:style-name="T24"><text:s text:c="6"/></text:span></text:span><text:span text:style-name="Source_20_Text"><text:span text:style-name="T35">&lt;</text:span></text:span><text:span text:style-name="Source_20_Text"><text:span text:style-name="T19">button onClick</text:span></text:span><text:span text:style-name="Source_20_Text"><text:span text:style-name="T35">=</text:span></text:span><text:span text:style-name="Source_20_Text"><text:span text:style-name="T26">{()</text:span></text:span><text:span text:style-name="Source_20_Text"><text:span text:style-name="T19"> </text:span></text:span><text:span text:style-name="Source_20_Text"><text:span text:style-name="T35">=&gt;</text:span></text:span><text:span text:style-name="Source_20_Text"><text:span text:style-name="T19"> </text:span></text:span><text:span text:style-name="Source_20_Text"><text:span text:style-name="T34">setCount</text:span></text:span><text:span text:style-name="Source_20_Text"><text:span text:style-name="T26">(</text:span></text:span><text:span text:style-name="Source_20_Text"><text:span text:style-name="T19">count </text:span></text:span><text:span text:style-name="Source_20_Text"><text:span text:style-name="T35">+</text:span></text:span><text:span text:style-name="Source_20_Text"><text:span text:style-name="T19"> </text:span></text:span><text:span text:style-name="Source_20_Text"><text:span text:style-name="T36">1</text:span></text:span><text:span text:style-name="Source_20_Text"><text:span text:style-name="T26">)}</text:span></text:span><text:span text:style-name="Source_20_Text"><text:span text:style-name="T35">&gt;</text:span></text:span><text:span text:style-name="Source_20_Text"><text:span text:style-name="T19">Click me</text:span></text:span><text:span text:style-name="Source_20_Text"><text:span text:style-name="T35">&lt;/</text:span></text:span><text:span text:style-name="Source_20_Text"><text:span text:style-name="T19">button</text:span></text:span><text:span text:style-name="Source_20_Text"><text:span text:style-name="T35">&gt;</text:span></text:span></text:p>
      <text:p text:style-name="P39"><text:span text:style-name="Source_20_Text"><text:span text:style-name="T24"><text:s text:c="4"/></text:span></text:span><text:span text:style-name="Source_20_Text"><text:span text:style-name="T35">&lt;/</text:span></text:span><text:span text:style-name="Source_20_Text"><text:span text:style-name="T19">div</text:span></text:span><text:span text:style-name="Source_20_Text"><text:span text:style-name="T35">&gt;</text:span></text:span></text:p>
      <text:p text:style-name="P39"><text:span text:style-name="Source_20_Text"><text:span text:style-name="T24"><text:s text:c="2"/></text:span></text:span><text:span text:style-name="Source_20_Text"><text:span text:style-name="T26">);</text:span></text:span></text:p>
      <text:p text:style-name="P40"><text:span text:style-name="Source_20_Text"><text:span text:style-name="T28">}</text:span></text:span></text:p>
      <text:p text:style-name="P41"/>
      <text:p text:style-name="P39"><text:span text:style-name="Source_20_Text"><text:span text:style-name="T17">export</text:span></text:span><text:span text:style-name="Source_20_Text"><text:span text:style-name="T19"> </text:span></text:span><text:span text:style-name="Source_20_Text"><text:span text:style-name="T17">default</text:span></text:span><text:span text:style-name="Source_20_Text"><text:span text:style-name="T19"> App</text:span></text:span><text:span text:style-name="Source_20_Text"><text:span text:style-name="T26">;</text:span></text:span></text:p>
      <text:p text:style-name="P45"/>
      <text:p text:style-name="P45"/>
      <text:h text:style-name="P34" text:outline-level="3"><text:bookmark text:name="useeffect-dependencies"/>useEffect Dependencies</text:h>
      <text:p text:style-name="P46">But what happens if you want your effect to run only after the first render, or if you have multiple states and only want an after effect attached to one of the states?</text:p>
      <text:p text:style-name="P48"><text:soft-page-break/><text:span text:style-name="T15">We can do this by using a dependency array which is passed in as a second argument in the </text:span><text:span text:style-name="Source_20_Text"><text:span text:style-name="T16">useEffect</text:span></text:span><text:span text:style-name="T15"> hook.</text:span></text:p>
      <text:h text:style-name="P36" text:outline-level="4"/>
      <text:h text:style-name="P36" text:outline-level="4"><text:bookmark text:name="how-to-run-an-effect-once"/>How to run an effect once:-</text:h>
      <text:p text:style-name="P37"><text:span text:style-name="Source_20_Text"><text:span text:style-name="T18">import</text:span></text:span><text:span text:style-name="Source_20_Text"><text:span text:style-name="T20"> </text:span></text:span><text:span text:style-name="Source_20_Text"><text:span text:style-name="T27">{</text:span></text:span><text:span text:style-name="Source_20_Text"><text:span text:style-name="T20"> useState</text:span></text:span><text:span text:style-name="Source_20_Text"><text:span text:style-name="T27">,</text:span></text:span><text:span text:style-name="Source_20_Text"><text:span text:style-name="T20"> useEffect </text:span></text:span><text:span text:style-name="Source_20_Text"><text:span text:style-name="T27">}</text:span></text:span><text:span text:style-name="Source_20_Text"><text:span text:style-name="T20"> </text:span></text:span><text:span text:style-name="Source_20_Text"><text:span text:style-name="T18">from</text:span></text:span><text:span text:style-name="Source_20_Text"><text:span text:style-name="T20"> </text:span></text:span><text:span text:style-name="Source_20_Text"><text:span text:style-name="T33">"react"</text:span></text:span><text:span text:style-name="Source_20_Text"><text:span text:style-name="T27">;</text:span></text:span></text:p>
      <text:p text:style-name="P41"/>
      <text:p text:style-name="P39"><text:span text:style-name="Source_20_Text"><text:span text:style-name="T17">function</text:span></text:span><text:span text:style-name="Source_20_Text"><text:span text:style-name="T19"> </text:span></text:span><text:span text:style-name="Source_20_Text"><text:span text:style-name="T34">App</text:span></text:span><text:span text:style-name="Source_20_Text"><text:span text:style-name="T26">()</text:span></text:span><text:span text:style-name="Source_20_Text"><text:span text:style-name="T19"> </text:span></text:span><text:span text:style-name="Source_20_Text"><text:span text:style-name="T26">{</text:span></text:span></text:p>
      <text:p text:style-name="P39"><text:span text:style-name="Source_20_Text"><text:span text:style-name="T24"><text:s text:c="2"/></text:span></text:span><text:span text:style-name="Source_20_Text"><text:span text:style-name="T17">const</text:span></text:span><text:span text:style-name="Source_20_Text"><text:span text:style-name="T19"> </text:span></text:span><text:span text:style-name="Source_20_Text"><text:span text:style-name="T26">[</text:span></text:span><text:span text:style-name="Source_20_Text"><text:span text:style-name="T19">count</text:span></text:span><text:span text:style-name="Source_20_Text"><text:span text:style-name="T26">,</text:span></text:span><text:span text:style-name="Source_20_Text"><text:span text:style-name="T19"> setCount</text:span></text:span><text:span text:style-name="Source_20_Text"><text:span text:style-name="T26">]</text:span></text:span><text:span text:style-name="Source_20_Text"><text:span text:style-name="T19"> </text:span></text:span><text:span text:style-name="Source_20_Text"><text:span text:style-name="T35">=</text:span></text:span><text:span text:style-name="Source_20_Text"><text:span text:style-name="T19"> </text:span></text:span><text:span text:style-name="Source_20_Text"><text:span text:style-name="T34">useState</text:span></text:span><text:span text:style-name="Source_20_Text"><text:span text:style-name="T26">(</text:span></text:span><text:span text:style-name="Source_20_Text"><text:span text:style-name="T36">0</text:span></text:span><text:span text:style-name="Source_20_Text"><text:span text:style-name="T26">);</text:span></text:span></text:p>
      <text:p text:style-name="P41"/>
      <text:p text:style-name="P39"><text:span text:style-name="Source_20_Text"><text:span text:style-name="T24"><text:s text:c="2"/></text:span></text:span><text:span text:style-name="Source_20_Text"><text:span text:style-name="T34">useEffect</text:span></text:span><text:span text:style-name="Source_20_Text"><text:span text:style-name="T26">(()</text:span></text:span><text:span text:style-name="Source_20_Text"><text:span text:style-name="T19"> </text:span></text:span><text:span text:style-name="Source_20_Text"><text:span text:style-name="T35">=&gt;</text:span></text:span><text:span text:style-name="Source_20_Text"><text:span text:style-name="T19"> </text:span></text:span><text:span text:style-name="Source_20_Text"><text:span text:style-name="T26">{</text:span></text:span></text:p>
      <text:p text:style-name="P39"><text:span text:style-name="Source_20_Text"><text:span text:style-name="T24"><text:s text:c="4"/></text:span></text:span><text:span text:style-name="Source_20_Text"><text:span text:style-name="T19">console</text:span></text:span><text:span text:style-name="Source_20_Text"><text:span text:style-name="T26">.</text:span></text:span><text:span text:style-name="Source_20_Text"><text:span text:style-name="T34">log</text:span></text:span><text:span text:style-name="Source_20_Text"><text:span text:style-name="T26">(</text:span></text:span><text:span text:style-name="Source_20_Text"><text:span text:style-name="T32">`You have clicked the button </text:span></text:span><text:span text:style-name="Source_20_Text"><text:span text:style-name="T26">${</text:span></text:span><text:span text:style-name="Source_20_Text"><text:span text:style-name="T25">count</text:span></text:span><text:span text:style-name="Source_20_Text"><text:span text:style-name="T26">}</text:span></text:span><text:span text:style-name="Source_20_Text"><text:span text:style-name="T32"> times`</text:span></text:span><text:span text:style-name="Source_20_Text"><text:span text:style-name="T26">)</text:span></text:span></text:p>
      <text:p text:style-name="P39"><text:span text:style-name="Source_20_Text"><text:span text:style-name="T24"><text:s text:c="2"/></text:span></text:span><text:span text:style-name="Source_20_Text"><text:span text:style-name="T26">},</text:span></text:span><text:span text:style-name="Source_20_Text"><text:span text:style-name="T19"> </text:span></text:span><text:span text:style-name="Source_20_Text"><text:span text:style-name="T26">[]);</text:span></text:span></text:p>
      <text:p text:style-name="P41"/>
      <text:p text:style-name="P39"><text:span text:style-name="Source_20_Text"><text:span text:style-name="T24"><text:s text:c="2"/></text:span></text:span><text:span text:style-name="Source_20_Text"><text:span text:style-name="T17">return</text:span></text:span><text:span text:style-name="Source_20_Text"><text:span text:style-name="T19"> </text:span></text:span><text:span text:style-name="Source_20_Text"><text:span text:style-name="T26">(</text:span></text:span></text:p>
      <text:p text:style-name="P39"><text:span text:style-name="Source_20_Text"><text:span text:style-name="T24"><text:s text:c="4"/></text:span></text:span><text:span text:style-name="Source_20_Text"><text:span text:style-name="T35">&lt;</text:span></text:span><text:span text:style-name="Source_20_Text"><text:span text:style-name="T19">div</text:span></text:span><text:span text:style-name="Source_20_Text"><text:span text:style-name="T35">&gt;</text:span></text:span></text:p>
      <text:p text:style-name="P39"><text:span text:style-name="Source_20_Text"><text:span text:style-name="T24"><text:s text:c="6"/></text:span></text:span><text:span text:style-name="Source_20_Text"><text:span text:style-name="T35">&lt;</text:span></text:span><text:span text:style-name="Source_20_Text"><text:span text:style-name="T19">button onClick</text:span></text:span><text:span text:style-name="Source_20_Text"><text:span text:style-name="T35">=</text:span></text:span><text:span text:style-name="Source_20_Text"><text:span text:style-name="T26">{()</text:span></text:span><text:span text:style-name="Source_20_Text"><text:span text:style-name="T19"> </text:span></text:span><text:span text:style-name="Source_20_Text"><text:span text:style-name="T35">=&gt;</text:span></text:span><text:span text:style-name="Source_20_Text"><text:span text:style-name="T19"> </text:span></text:span><text:span text:style-name="Source_20_Text"><text:span text:style-name="T34">setCount</text:span></text:span><text:span text:style-name="Source_20_Text"><text:span text:style-name="T26">(</text:span></text:span><text:span text:style-name="Source_20_Text"><text:span text:style-name="T19">count </text:span></text:span><text:span text:style-name="Source_20_Text"><text:span text:style-name="T35">+</text:span></text:span><text:span text:style-name="Source_20_Text"><text:span text:style-name="T19"> </text:span></text:span><text:span text:style-name="Source_20_Text"><text:span text:style-name="T36">1</text:span></text:span><text:span text:style-name="Source_20_Text"><text:span text:style-name="T26">)}</text:span></text:span><text:span text:style-name="Source_20_Text"><text:span text:style-name="T35">&gt;</text:span></text:span><text:span text:style-name="Source_20_Text"><text:span text:style-name="T19">Click me</text:span></text:span><text:span text:style-name="Source_20_Text"><text:span text:style-name="T35">&lt;/</text:span></text:span><text:span text:style-name="Source_20_Text"><text:span text:style-name="T19">button</text:span></text:span><text:span text:style-name="Source_20_Text"><text:span text:style-name="T35">&gt;</text:span></text:span></text:p>
      <text:p text:style-name="P39"><text:span text:style-name="Source_20_Text"><text:span text:style-name="T24"><text:s text:c="4"/></text:span></text:span><text:span text:style-name="Source_20_Text"><text:span text:style-name="T35">&lt;/</text:span></text:span><text:span text:style-name="Source_20_Text"><text:span text:style-name="T19">div</text:span></text:span><text:span text:style-name="Source_20_Text"><text:span text:style-name="T35">&gt;</text:span></text:span></text:p>
      <text:p text:style-name="P39"><text:span text:style-name="Source_20_Text"><text:span text:style-name="T24"><text:s text:c="2"/></text:span></text:span><text:span text:style-name="Source_20_Text"><text:span text:style-name="T26">);</text:span></text:span></text:p>
      <text:p text:style-name="P40"><text:span text:style-name="Source_20_Text"><text:span text:style-name="T28">}</text:span></text:span></text:p>
      <text:p text:style-name="P41"/>
      <text:p text:style-name="P39"><text:span text:style-name="Source_20_Text"><text:span text:style-name="T17">export</text:span></text:span><text:span text:style-name="Source_20_Text"><text:span text:style-name="T19"> </text:span></text:span><text:span text:style-name="Source_20_Text"><text:span text:style-name="T17">default</text:span></text:span><text:span text:style-name="Source_20_Text"><text:span text:style-name="T19"> App</text:span></text:span><text:span text:style-name="Source_20_Text"><text:span text:style-name="T26">;</text:span></text:span></text:p>
      <text:p text:style-name="P45"/>
      <text:h text:style-name="P35" text:outline-level="4"><text:bookmark text:name="how-to-attach-an-effect-to-a-particular-state"/><text:span text:style-name="T43">How to attach an effect to a particular sta</text:span>te:-</text:h>
      <text:p text:style-name="P47"/>
      <text:p text:style-name="P38"><text:span text:style-name="Source_20_Text"><text:span text:style-name="T40">import</text:span></text:span><text:span text:style-name="Source_20_Text"><text:span text:style-name="T39"> </text:span></text:span><text:span text:style-name="Source_20_Text"><text:span text:style-name="T41">{</text:span></text:span><text:span text:style-name="Source_20_Text"><text:span text:style-name="T39"> useState</text:span></text:span><text:span text:style-name="Source_20_Text"><text:span text:style-name="T41">,</text:span></text:span><text:span text:style-name="Source_20_Text"><text:span text:style-name="T39"> useEffect </text:span></text:span><text:span text:style-name="Source_20_Text"><text:span text:style-name="T41">}</text:span></text:span><text:span text:style-name="Source_20_Text"><text:span text:style-name="T39"> </text:span></text:span><text:span text:style-name="Source_20_Text"><text:span text:style-name="T40">from</text:span></text:span><text:span text:style-name="Source_20_Text"><text:span text:style-name="T39"> </text:span></text:span><text:span text:style-name="Source_20_Text"><text:span text:style-name="T42">"react"</text:span></text:span><text:span text:style-name="Source_20_Text"><text:span text:style-name="T41">;</text:span></text:span></text:p>
      <text:p text:style-name="P41"/>
      <text:p text:style-name="P39"><text:span text:style-name="Source_20_Text"><text:span text:style-name="T17">function</text:span></text:span><text:span text:style-name="Source_20_Text"><text:span text:style-name="T19"> </text:span></text:span><text:span text:style-name="Source_20_Text"><text:span text:style-name="T34">App</text:span></text:span><text:span text:style-name="Source_20_Text"><text:span text:style-name="T26">()</text:span></text:span><text:span text:style-name="Source_20_Text"><text:span text:style-name="T19"> </text:span></text:span><text:span text:style-name="Source_20_Text"><text:span text:style-name="T26">{</text:span></text:span></text:p>
      <text:p text:style-name="P39"><text:span text:style-name="Source_20_Text"><text:span text:style-name="T24"><text:s text:c="2"/></text:span></text:span><text:span text:style-name="Source_20_Text"><text:span text:style-name="T17">const</text:span></text:span><text:span text:style-name="Source_20_Text"><text:span text:style-name="T19"> </text:span></text:span><text:span text:style-name="Source_20_Text"><text:span text:style-name="T26">[</text:span></text:span><text:span text:style-name="Source_20_Text"><text:span text:style-name="T19">count</text:span></text:span><text:span text:style-name="Source_20_Text"><text:span text:style-name="T26">,</text:span></text:span><text:span text:style-name="Source_20_Text"><text:span text:style-name="T19"> setCount</text:span></text:span><text:span text:style-name="Source_20_Text"><text:span text:style-name="T26">]</text:span></text:span><text:span text:style-name="Source_20_Text"><text:span text:style-name="T19"> </text:span></text:span><text:span text:style-name="Source_20_Text"><text:span text:style-name="T35">=</text:span></text:span><text:span text:style-name="Source_20_Text"><text:span text:style-name="T19"> </text:span></text:span><text:span text:style-name="Source_20_Text"><text:span text:style-name="T34">useState</text:span></text:span><text:span text:style-name="Source_20_Text"><text:span text:style-name="T26">(</text:span></text:span><text:span text:style-name="Source_20_Text"><text:span text:style-name="T36">0</text:span></text:span><text:span text:style-name="Source_20_Text"><text:span text:style-name="T26">);</text:span></text:span></text:p>
      <text:p text:style-name="P41"/>
      <text:p text:style-name="P39"><text:span text:style-name="Source_20_Text"><text:span text:style-name="T24"><text:s text:c="2"/></text:span></text:span><text:span text:style-name="Source_20_Text"><text:span text:style-name="T34">useEffect</text:span></text:span><text:span text:style-name="Source_20_Text"><text:span text:style-name="T26">(()</text:span></text:span><text:span text:style-name="Source_20_Text"><text:span text:style-name="T19"> </text:span></text:span><text:span text:style-name="Source_20_Text"><text:span text:style-name="T35">=&gt;</text:span></text:span><text:span text:style-name="Source_20_Text"><text:span text:style-name="T19"> </text:span></text:span><text:span text:style-name="Source_20_Text"><text:span text:style-name="T26">{</text:span></text:span></text:p>
      <text:p text:style-name="P39"><text:span text:style-name="Source_20_Text"><text:span text:style-name="T24"><text:s text:c="4"/></text:span></text:span><text:span text:style-name="Source_20_Text"><text:span text:style-name="T19">console</text:span></text:span><text:span text:style-name="Source_20_Text"><text:span text:style-name="T26">.</text:span></text:span><text:span text:style-name="Source_20_Text"><text:span text:style-name="T34">log</text:span></text:span><text:span text:style-name="Source_20_Text"><text:span text:style-name="T26">(</text:span></text:span><text:span text:style-name="Source_20_Text"><text:span text:style-name="T32">`You have clicked the first button </text:span></text:span><text:span text:style-name="Source_20_Text"><text:span text:style-name="T26">${</text:span></text:span><text:span text:style-name="Source_20_Text"><text:span text:style-name="T25">count</text:span></text:span><text:span text:style-name="Source_20_Text"><text:span text:style-name="T26">}</text:span></text:span><text:span text:style-name="Source_20_Text"><text:span text:style-name="T32"> times`</text:span></text:span><text:span text:style-name="Source_20_Text"><text:span text:style-name="T26">);</text:span></text:span></text:p>
      <text:p text:style-name="P39"><text:span text:style-name="Source_20_Text"><text:span text:style-name="T24"><text:s text:c="2"/></text:span></text:span><text:span text:style-name="Source_20_Text"><text:span text:style-name="T26">},</text:span></text:span><text:span text:style-name="Source_20_Text"><text:span text:style-name="T19"> </text:span></text:span><text:span text:style-name="Source_20_Text"><text:span text:style-name="T26">[</text:span></text:span><text:span text:style-name="Source_20_Text"><text:span text:style-name="T19">count</text:span></text:span><text:span text:style-name="Source_20_Text"><text:span text:style-name="T26">]);</text:span></text:span></text:p>
      <text:p text:style-name="P41"/>
      <text:p text:style-name="P39"><text:span text:style-name="Source_20_Text"><text:span text:style-name="T24"><text:s text:c="2"/></text:span></text:span><text:span text:style-name="Source_20_Text"><text:span text:style-name="T17">const</text:span></text:span><text:span text:style-name="Source_20_Text"><text:span text:style-name="T19"> </text:span></text:span><text:span text:style-name="Source_20_Text"><text:span text:style-name="T26">[</text:span></text:span><text:span text:style-name="Source_20_Text"><text:span text:style-name="T19">count2</text:span></text:span><text:span text:style-name="Source_20_Text"><text:span text:style-name="T26">,</text:span></text:span><text:span text:style-name="Source_20_Text"><text:span text:style-name="T19"> setCount2</text:span></text:span><text:span text:style-name="Source_20_Text"><text:span text:style-name="T26">]</text:span></text:span><text:span text:style-name="Source_20_Text"><text:span text:style-name="T19"> </text:span></text:span><text:span text:style-name="Source_20_Text"><text:span text:style-name="T35">=</text:span></text:span><text:span text:style-name="Source_20_Text"><text:span text:style-name="T19"> </text:span></text:span><text:span text:style-name="Source_20_Text"><text:span text:style-name="T34">useState</text:span></text:span><text:span text:style-name="Source_20_Text"><text:span text:style-name="T26">(</text:span></text:span><text:span text:style-name="Source_20_Text"><text:span text:style-name="T36">0</text:span></text:span><text:span text:style-name="Source_20_Text"><text:span text:style-name="T26">);</text:span></text:span></text:p>
      <text:p text:style-name="P41"/>
      <text:p text:style-name="P39"><text:span text:style-name="Source_20_Text"><text:span text:style-name="T24"><text:s text:c="2"/></text:span></text:span><text:span text:style-name="Source_20_Text"><text:span text:style-name="T34">useEffect</text:span></text:span><text:span text:style-name="Source_20_Text"><text:span text:style-name="T26">(()</text:span></text:span><text:span text:style-name="Source_20_Text"><text:span text:style-name="T19"> </text:span></text:span><text:span text:style-name="Source_20_Text"><text:span text:style-name="T35">=&gt;</text:span></text:span><text:span text:style-name="Source_20_Text"><text:span text:style-name="T19"> </text:span></text:span><text:span text:style-name="Source_20_Text"><text:span text:style-name="T26">{</text:span></text:span></text:p>
      <text:p text:style-name="P39"><text:span text:style-name="Source_20_Text"><text:span text:style-name="T24"><text:s text:c="4"/></text:span></text:span><text:span text:style-name="Source_20_Text"><text:span text:style-name="T19">console</text:span></text:span><text:span text:style-name="Source_20_Text"><text:span text:style-name="T26">.</text:span></text:span><text:span text:style-name="Source_20_Text"><text:span text:style-name="T34">log</text:span></text:span><text:span text:style-name="Source_20_Text"><text:span text:style-name="T26">(</text:span></text:span><text:span text:style-name="Source_20_Text"><text:span text:style-name="T32">`You have clicked the second button </text:span></text:span><text:span text:style-name="Source_20_Text"><text:span text:style-name="T26">${</text:span></text:span><text:span text:style-name="Source_20_Text"><text:span text:style-name="T25">count2</text:span></text:span><text:span text:style-name="Source_20_Text"><text:span text:style-name="T26">}</text:span></text:span><text:span text:style-name="Source_20_Text"><text:span text:style-name="T32"> times`</text:span></text:span><text:span text:style-name="Source_20_Text"><text:span text:style-name="T26">)</text:span></text:span></text:p>
      <text:p text:style-name="P39"><text:span text:style-name="Source_20_Text"><text:span text:style-name="T24"><text:s text:c="2"/></text:span></text:span><text:span text:style-name="Source_20_Text"><text:span text:style-name="T26">},</text:span></text:span><text:span text:style-name="Source_20_Text"><text:span text:style-name="T19"> </text:span></text:span><text:span text:style-name="Source_20_Text"><text:span text:style-name="T26">[</text:span></text:span><text:span text:style-name="Source_20_Text"><text:span text:style-name="T19">count2</text:span></text:span><text:span text:style-name="Source_20_Text"><text:span text:style-name="T26">]);</text:span></text:span></text:p>
      <text:p text:style-name="P41"/>
      <text:p text:style-name="P39"><text:span text:style-name="Source_20_Text"><text:span text:style-name="T24"><text:s text:c="2"/></text:span></text:span><text:span text:style-name="Source_20_Text"><text:span text:style-name="T17">return</text:span></text:span><text:span text:style-name="Source_20_Text"><text:span text:style-name="T19"> </text:span></text:span><text:span text:style-name="Source_20_Text"><text:span text:style-name="T26">(</text:span></text:span></text:p>
      <text:p text:style-name="P39"><text:span text:style-name="Source_20_Text"><text:span text:style-name="T24"><text:s text:c="4"/></text:span></text:span><text:span text:style-name="Source_20_Text"><text:span text:style-name="T35">&lt;</text:span></text:span><text:span text:style-name="Source_20_Text"><text:span text:style-name="T19">div</text:span></text:span><text:span text:style-name="Source_20_Text"><text:span text:style-name="T35">&gt;</text:span></text:span></text:p>
      <text:p text:style-name="P39"><text:span text:style-name="Source_20_Text"><text:span text:style-name="T24"><text:s text:c="6"/></text:span></text:span><text:span text:style-name="Source_20_Text"><text:span text:style-name="T35">&lt;</text:span></text:span><text:span text:style-name="Source_20_Text"><text:span text:style-name="T19">button onClick</text:span></text:span><text:span text:style-name="Source_20_Text"><text:span text:style-name="T35">=</text:span></text:span><text:span text:style-name="Source_20_Text"><text:span text:style-name="T26">{()</text:span></text:span><text:span text:style-name="Source_20_Text"><text:span text:style-name="T19"> </text:span></text:span><text:span text:style-name="Source_20_Text"><text:span text:style-name="T35">=&gt;</text:span></text:span><text:span text:style-name="Source_20_Text"><text:span text:style-name="T19"> </text:span></text:span><text:span text:style-name="Source_20_Text"><text:span text:style-name="T34">setCount</text:span></text:span><text:span text:style-name="Source_20_Text"><text:span text:style-name="T26">(</text:span></text:span><text:span text:style-name="Source_20_Text"><text:span text:style-name="T19">count </text:span></text:span><text:span text:style-name="Source_20_Text"><text:span text:style-name="T35">+</text:span></text:span><text:span text:style-name="Source_20_Text"><text:span text:style-name="T19"> </text:span></text:span><text:span text:style-name="Source_20_Text"><text:span text:style-name="T36">1</text:span></text:span><text:span text:style-name="Source_20_Text"><text:span text:style-name="T26">)}</text:span></text:span><text:span text:style-name="Source_20_Text"><text:span text:style-name="T35">&gt;</text:span></text:span><text:span text:style-name="Source_20_Text"><text:span text:style-name="T19">Click me</text:span></text:span><text:span text:style-name="Source_20_Text"><text:span text:style-name="T35">&lt;/</text:span></text:span><text:span text:style-name="Source_20_Text"><text:span text:style-name="T19">button</text:span></text:span><text:span text:style-name="Source_20_Text"><text:span text:style-name="T35">&gt;</text:span></text:span></text:p>
      <text:p text:style-name="P39"><text:span text:style-name="Source_20_Text"><text:span text:style-name="T24"><text:s text:c="6"/></text:span></text:span><text:span text:style-name="Source_20_Text"><text:span text:style-name="T35">&lt;</text:span></text:span><text:span text:style-name="Source_20_Text"><text:span text:style-name="T19">button onClick</text:span></text:span><text:span text:style-name="Source_20_Text"><text:span text:style-name="T35">=</text:span></text:span><text:span text:style-name="Source_20_Text"><text:span text:style-name="T26">{()</text:span></text:span><text:span text:style-name="Source_20_Text"><text:span text:style-name="T19"> </text:span></text:span><text:span text:style-name="Source_20_Text"><text:span text:style-name="T35">=&gt;</text:span></text:span><text:span text:style-name="Source_20_Text"><text:span text:style-name="T19"> </text:span></text:span><text:span text:style-name="Source_20_Text"><text:span text:style-name="T34">setCount2</text:span></text:span><text:span text:style-name="Source_20_Text"><text:span text:style-name="T26">(</text:span></text:span><text:span text:style-name="Source_20_Text"><text:span text:style-name="T19">count2 </text:span></text:span><text:span text:style-name="Source_20_Text"><text:span text:style-name="T35">+</text:span></text:span><text:span text:style-name="Source_20_Text"><text:span text:style-name="T19"> </text:span></text:span><text:span text:style-name="Source_20_Text"><text:span text:style-name="T36">1</text:span></text:span><text:span text:style-name="Source_20_Text"><text:span text:style-name="T26">)}</text:span></text:span><text:span text:style-name="Source_20_Text"><text:span text:style-name="T35">&gt;</text:span></text:span><text:span text:style-name="Source_20_Text"><text:span text:style-name="T19">Click me</text:span></text:span><text:span text:style-name="Source_20_Text"><text:span text:style-name="T35">&lt;/</text:span></text:span><text:span text:style-name="Source_20_Text"><text:span text:style-name="T19">button</text:span></text:span><text:span text:style-name="Source_20_Text"><text:span text:style-name="T35">&gt;</text:span></text:span></text:p>
      <text:p text:style-name="P39"><text:span text:style-name="Source_20_Text"><text:span text:style-name="T24"><text:s text:c="4"/></text:span></text:span><text:span text:style-name="Source_20_Text"><text:span text:style-name="T35">&lt;/</text:span></text:span><text:span text:style-name="Source_20_Text"><text:span text:style-name="T19">div</text:span></text:span><text:span text:style-name="Source_20_Text"><text:span text:style-name="T35">&gt;</text:span></text:span></text:p>
      <text:p text:style-name="P39"><text:span text:style-name="Source_20_Text"><text:span text:style-name="T24"><text:s text:c="2"/></text:span></text:span><text:span text:style-name="Source_20_Text"><text:span text:style-name="T26">);</text:span></text:span></text:p>
      <text:p text:style-name="P40"><text:span text:style-name="Source_20_Text"><text:span text:style-name="T28">}</text:span></text:span></text:p>
      <text:p text:style-name="P41"/>
      <text:p text:style-name="P39"><text:span text:style-name="Source_20_Text"><text:span text:style-name="T17">export</text:span></text:span><text:span text:style-name="Source_20_Text"><text:span text:style-name="T19"> </text:span></text:span><text:span text:style-name="Source_20_Text"><text:span text:style-name="T17">default</text:span></text:span><text:span text:style-name="Source_20_Text"><text:span text:style-name="T19"> App</text:span></text:span><text:span text:style-name="Source_20_Text"><text:span text:style-name="T26">;</text:span></text:span></text:p>
      <text:p text:style-name="P47"><text:soft-page-break/></text:p>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aco, 'Andale Mono', 'Ubuntu Mono', monospace"/>
    <style:font-face style:name="Droid Sans Mono" svg:font-family="'Droid Sans Mono', monospace, monospace, 'Droid Sans Fallback'"/>
    <style:font-face style:name="Lato" svg:font-family="Lato, sans-serif"/>
    <style:font-face style:name="Lohit Devanagari1" svg:font-family="'Lohit Devanagari'"/>
    <style:font-face style:name="Roboto Mono" svg:font-family="'Roboto Mono', monospace"/>
    <style:font-face style:name="apple-system" svg:font-family="apple-system, BlinkMacSystemFont, 'Segoe UI', Roboto, Oxygen, Ubuntu, Cantarell, 'Open Sans', 'Helvetica Neue', sans-serif"/>
    <style:font-face style:name="inherit" svg:font-family="inherit"/>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10:54:00.903803553</meta:creation-date>
    <dc:date>2022-03-08T15:45:48.905558326</dc:date>
    <meta:editing-duration>PT1H21M17S</meta:editing-duration>
    <meta:editing-cycles>15</meta:editing-cycles>
    <meta:generator>LibreOffice/6.4.7.2$Linux_X86_64 LibreOffice_project/40$Build-2</meta:generator>
    <meta:document-statistic meta:table-count="0" meta:image-count="0" meta:object-count="0" meta:page-count="8" meta:paragraph-count="162" meta:word-count="783" meta:character-count="5183" meta:non-whitespace-character-count="4310"/>
  </office:meta>
</office:document-meta>
</file>